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17cm" fo:min-width="5.415cm"/>
    </style:style>
    <style:style style:name="gr2" style:family="graphic" style:parent-style-name="objectwithoutfill">
      <style:graphic-properties svg:stroke-width="0.212cm" svg:stroke-color="#3465a4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  <style:text-properties style:font-name="Arial" fo:font-size="32pt" style:font-size-asian="32pt" style:font-size-complex="32pt"/>
    </style:style>
    <style:style style:name="P2" style:family="paragraph">
      <style:paragraph-properties fo:text-align="center"/>
      <style:text-properties fo:color="#ffffff" style:font-name="Arial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style:font-name="Arial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8.363cm" svg:height="5.185cm" svg:x="10.512cm" svg:y="2.2cm">
          <text:p text:style-name="P1"><text:span text:style-name="T1">PERSO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8.363cm" svg:height="5.185cm" svg:x="18.128cm" svg:y="12.415cm">
          <text:p text:style-name="P1"><text:span text:style-name="T1">EQU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8.363cm" svg:height="5.185cm" svg:x="3.344cm" svg:y="12.415cm">
          <text:p text:style-name="P1"><text:span text:style-name="T1">COLEGA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10.512cm" svg:y1="4.793cm" svg:x2="3.344cm" svg:y2="15.008cm" draw:start-shape="id1" draw:start-glue-point="6" draw:end-shape="id2" draw:end-glue-point="6" svg:d="M10512 4793h-7670v10215h502" svg:viewBox="0 0 7671 10216">
          <text:p/>
        </draw:connector>
        <draw:connector draw:style-name="gr2" draw:text-style-name="P3" draw:layer="layout" svg:x1="11.707cm" svg:y1="15.008cm" svg:x2="18.128cm" svg:y2="15.008cm" draw:start-shape="id2" draw:start-glue-point="10" draw:end-shape="id3" draw:end-glue-point="6" svg:d="M11707 15008h6421" svg:viewBox="0 0 6422 1">
          <text:p/>
        </draw:connector>
        <draw:connector draw:style-name="gr2" draw:text-style-name="P3" draw:layer="layout" svg:x1="18.875cm" svg:y1="4.793cm" svg:x2="26.491cm" svg:y2="15.008cm" draw:start-shape="id1" draw:start-glue-point="10" draw:end-shape="id3" draw:end-glue-point="10" svg:d="M18875 4793h8117v10215h-501" svg:viewBox="0 0 8118 102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25:11.552000000</meta:creation-date>
    <dc:date>2018-06-16T17:36:51.076000000</dc:date>
    <meta:editing-duration>PT11M38S</meta:editing-duration>
    <meta:editing-cycles>4</meta:editing-cycles>
    <meta:generator>LibreOffice/5.0.4.2$Windows_X86_64 LibreOffice_project/2b9802c1994aa0b7dc6079e128979269cf95bc78</meta:generator>
    <meta:document-statistic meta:object-count="6"/>
  </office:meta>
</office:document-meta>
</file>